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55a" officeooo:paragraph-rsid="000a45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ssitra@VTA010L:~$ python --version</text:p>
      <text:p text:style-name="P1">Python 2.7.12</text:p>
      <text:p text:style-name="P1">sessitra@VTA010L:~$ python</text:p>
      <text:p text:style-name="P1">Python 2.7.12 (default, Dec <text:s/>4 2017, 14:50:18) </text:p>
      <text:p text:style-name="P1">[GCC 5.4.0 20160609] on linux2</text:p>
      <text:p text:style-name="P1">Type "help", "copyright", "credits" or "license" for more information.</text:p>
      <text:p text:style-name="P1">&gt;&gt;&gt; quit()</text:p>
      <text:p text:style-name="P1">sessitra@VTA010L:~$ clar</text:p>
      <text:p text:style-name="P1">No command 'clar' found, did you mean:</text:p>
      <text:p text:style-name="P1"><text:s/>Command 'clear' from package 'ncurses-bin' (main)</text:p>
      <text:p text:style-name="P1"><text:s/>Command 'car' from package 'ucommon-utils' (universe)</text:p>
      <text:p text:style-name="P1">clar: command not found</text:p>
      <text:p text:style-name="P1">sessitra@VTA010L:~$ clear</text:p>
      <text:p text:style-name="P1"/>
      <text:p text:style-name="P1">sessitra@VTA010L:~$ python3</text:p>
      <text:p text:style-name="P1">Python 3.5.2 (default, Nov 23 2017, 16:37:01) </text:p>
      <text:p text:style-name="P1">[GCC 5.4.0 20160609] on linux</text:p>
      <text:p text:style-name="P1">Type "help", "copyright", "credits" or "license" for more information.</text:p>
      <text:p text:style-name="P1">&gt;&gt;&gt; import urllib</text:p>
      <text:p text:style-name="P1">&gt;&gt;&gt; from urllib.request import urlopen</text:p>
      <text:p text:style-name="P1">&gt;&gt;&gt; d = urlopen("https://www.w3schools.com/js/cd_catalog.xml")</text:p>
      <text:p text:style-name="P1">&gt;&gt;&gt; d</text:p>
      <text:p text:style-name="P1">&lt;http.client.HTTPResponse object at 0x7f94d5e39e48&gt;</text:p>
      <text:p text:style-name="P1">&gt;&gt;&gt; v = urlopen("http://sixty-north.com/c/t.txt")</text:p>
      <text:p text:style-name="P1">&gt;&gt;&gt; v</text:p>
      <text:p text:style-name="P1">&lt;http.client.HTTPResponse object at 0x7f94d5591860&gt;</text:p>
      <text:p text:style-name="P1">&gt;&gt;&gt; v.read()</text:p>
      <text:p text:style-name="P1">b'It was the best of times\nit was the worst of times\nit was the age of wisdom\nit was the age of foolishness\nit was the epoch of belief\nit was the epoch of incredulity\nit was the season of Light\nit was the season of Darkness\nit was the spring of hope\nit was the winter of despair\nwe had everything before us\nwe had nothing before us\nwe were all going direct to Heaven\nwe were all going direct the other way\nin short the period was so far like the present period that some of\nits noisiest authorities insisted on its being received for good or for\nevil in the superlative degree of comparison only'</text:p>
      <text:p text:style-name="P1">&gt;&gt;&gt; d.read()</text:p>
      <text:p text:style-name="P1">b'&lt;?xml version="1.0" encoding="UTF-8"?&gt;\r\n&lt;CATALOG&gt;\r\n <text:s/>&lt;CD&gt;\r\n <text:s text:c="3"/>&lt;TITLE&gt;Empire Burlesque&lt;/TITLE&gt;\r\n <text:s text:c="3"/>&lt;ARTIST&gt;Bob Dylan&lt;/ARTIST&gt;\r\n <text:s text:c="3"/>&lt;COUNTRY&gt;USA&lt;/COUNTRY&gt;\r\n <text:s text:c="3"/>&lt;COMPANY&gt;Columbia&lt;/COMPANY&gt;\r\n <text:s text:c="3"/>&lt;PRICE&gt;10.90&lt;/PRICE&gt;\r\n <text:s text:c="3"/>&lt;YEAR&gt;1985&lt;/YEAR&gt;\r\n <text:s/>&lt;/CD&gt;\r\n <text:s/>&lt;CD&gt;\r\n <text:s text:c="3"/>&lt;TITLE&gt;Hide your heart&lt;/TITLE&gt;\r\n <text:s text:c="3"/>&lt;ARTIST&gt;Bonnie Tyler&lt;/ARTIST&gt;\r\n <text:s text:c="3"/>&lt;COUNTRY&gt;UK&lt;/COUNTRY&gt;\r\n <text:s text:c="3"/>&lt;COMPANY&gt;CBS Records&lt;/COMPANY&gt;\r\n <text:s text:c="3"/>&lt;PRICE&gt;9.90&lt;/PRICE&gt;\r\n <text:s text:c="3"/>&lt;YEAR&gt;1988&lt;/YEAR&gt;\r\n <text:s/>&lt;/CD&gt;\r\n <text:s/>&lt;CD&gt;\r\n <text:s text:c="3"/>&lt;TITLE&gt;Greatest Hits&lt;/TITLE&gt;\r\n <text:s text:c="3"/>&lt;ARTIST&gt;Dolly Parton&lt;/ARTIST&gt;\r\n <text:s text:c="3"/>&lt;COUNTRY&gt;USA&lt;/COUNTRY&gt;\r\n <text:s text:c="3"/>&lt;COMPANY&gt;RCA&lt;/COMPANY&gt;\r\n <text:s text:c="3"/>&lt;PRICE&gt;9.90&lt;/PRICE&gt;\r\n <text:s text:c="3"/>&lt;YEAR&gt;1982&lt;/YEAR&gt;\r\n <text:s/>&lt;/CD&gt;\r\n <text:s/>&lt;CD&gt;\r\n <text:s text:c="3"/>&lt;TITLE&gt;Still got the blues&lt;/TITLE&gt;\r\n <text:s text:c="3"/>&lt;ARTIST&gt;Gary Moore&lt;/ARTIST&gt;\r\n <text:s text:c="3"/>&lt;COUNTRY&gt;UK&lt;/COUNTRY&gt;\r\n <text:s text:c="3"/>&lt;COMPANY&gt;Virgin records&lt;/COMPANY&gt;\r\n <text:s text:c="3"/>&lt;PRICE&gt;10.20&lt;/PRICE&gt;\r\n <text:s text:c="3"/>&lt;YEAR&gt;1990&lt;/YEAR&gt;\r\n <text:s/>&lt;/CD&gt;\r\n <text:s/>&lt;CD&gt;\r\n <text:s text:c="3"/>&lt;TITLE&gt;Eros&lt;/TITLE&gt;\r\n <text:s text:c="3"/>&lt;ARTIST&gt;Eros Ramazzotti&lt;/ARTIST&gt;\r\n <text:s text:c="3"/>&lt;COUNTRY&gt;EU&lt;/COUNTRY&gt;\r\n <text:s text:c="3"/>&lt;COMPANY&gt;BMG&lt;/COMPANY&gt;\r\n <text:s text:c="3"/>&lt;PRICE&gt;9.90&lt;/PRICE&gt;\r\n <text:s text:c="3"/>&lt;YEAR&gt;1997&lt;/YEAR&gt;\r\n <text:s/>&lt;/CD&gt;\r\n <text:s/>&lt;CD&gt;\r\n <text:s text:c="3"/>&lt;TITLE&gt;One night only&lt;/TITLE&gt;\r\n <text:s text:c="3"/>&lt;ARTIST&gt;Bee Gees&lt;/ARTIST&gt;\r\n <text:s text:c="3"/><text:soft-page-break/>&lt;COUNTRY&gt;UK&lt;/COUNTRY&gt;\r\n <text:s text:c="3"/>&lt;COMPANY&gt;Polydor&lt;/COMPANY&gt;\r\n <text:s text:c="3"/>&lt;PRICE&gt;10.90&lt;/PRICE&gt;\r\n <text:s text:c="3"/>&lt;YEAR&gt;1998&lt;/YEAR&gt;\r\n <text:s/>&lt;/CD&gt;\r\n <text:s/>&lt;CD&gt;\r\n <text:s text:c="3"/>&lt;TITLE&gt;Sylvias Mother&lt;/TITLE&gt;\r\n <text:s text:c="3"/>&lt;ARTIST&gt;Dr.Hook&lt;/ARTIST&gt;\r\n <text:s text:c="3"/>&lt;COUNTRY&gt;UK&lt;/COUNTRY&gt;\r\n <text:s text:c="3"/>&lt;COMPANY&gt;CBS&lt;/COMPANY&gt;\r\n <text:s text:c="3"/>&lt;PRICE&gt;8.10&lt;/PRICE&gt;\r\n <text:s text:c="3"/>&lt;YEAR&gt;1973&lt;/YEAR&gt;\r\n <text:s/>&lt;/CD&gt;\r\n <text:s/>&lt;CD&gt;\r\n <text:s text:c="3"/>&lt;TITLE&gt;Maggie May&lt;/TITLE&gt;\r\n <text:s text:c="3"/>&lt;ARTIST&gt;Rod Stewart&lt;/ARTIST&gt;\r\n <text:s text:c="3"/>&lt;COUNTRY&gt;UK&lt;/COUNTRY&gt;\r\n <text:s text:c="3"/>&lt;COMPANY&gt;Pickwick&lt;/COMPANY&gt;\r\n <text:s text:c="3"/>&lt;PRICE&gt;8.50&lt;/PRICE&gt;\r\n <text:s text:c="3"/>&lt;YEAR&gt;1990&lt;/YEAR&gt;\r\n <text:s/>&lt;/CD&gt;\r\n <text:s/>&lt;CD&gt;\r\n <text:s text:c="3"/>&lt;TITLE&gt;Romanza&lt;/TITLE&gt;\r\n <text:s text:c="3"/>&lt;ARTIST&gt;Andrea Bocelli&lt;/ARTIST&gt;\r\n <text:s text:c="3"/>&lt;COUNTRY&gt;EU&lt;/COUNTRY&gt;\r\n <text:s text:c="3"/>&lt;COMPANY&gt;Polydor&lt;/COMPANY&gt;\r\n <text:s text:c="3"/>&lt;PRICE&gt;10.80&lt;/PRICE&gt;\r\n <text:s text:c="3"/>&lt;YEAR&gt;1996&lt;/YEAR&gt;\r\n <text:s/>&lt;/CD&gt;\r\n <text:s/>&lt;CD&gt;\r\n <text:s text:c="3"/>&lt;TITLE&gt;When a man loves a woman&lt;/TITLE&gt;\r\n <text:s text:c="3"/>&lt;ARTIST&gt;Percy Sledge&lt;/ARTIST&gt;\r\n <text:s text:c="3"/>&lt;COUNTRY&gt;USA&lt;/COUNTRY&gt;\r\n <text:s text:c="3"/>&lt;COMPANY&gt;Atlantic&lt;/COMPANY&gt;\r\n <text:s text:c="3"/>&lt;PRICE&gt;8.70&lt;/PRICE&gt;\r\n <text:s text:c="3"/>&lt;YEAR&gt;1987&lt;/YEAR&gt;\r\n <text:s/>&lt;/CD&gt;\r\n <text:s/>&lt;CD&gt;\r\n <text:s text:c="3"/>&lt;TITLE&gt;Black angel&lt;/TITLE&gt;\r\n <text:s text:c="3"/>&lt;ARTIST&gt;Savage Rose&lt;/ARTIST&gt;\r\n <text:s text:c="3"/>&lt;COUNTRY&gt;EU&lt;/COUNTRY&gt;\r\n <text:s text:c="3"/>&lt;COMPANY&gt;Mega&lt;/COMPANY&gt;\r\n <text:s text:c="3"/>&lt;PRICE&gt;10.90&lt;/PRICE&gt;\r\n <text:s text:c="3"/>&lt;YEAR&gt;1995&lt;/YEAR&gt;\r\n <text:s/>&lt;/CD&gt;\r\n <text:s/>&lt;CD&gt;\r\n <text:s text:c="3"/>&lt;TITLE&gt;1999 Grammy Nominees&lt;/TITLE&gt;\r\n <text:s text:c="3"/>&lt;ARTIST&gt;Many&lt;/ARTIST&gt;\r\n <text:s text:c="3"/>&lt;COUNTRY&gt;USA&lt;/COUNTRY&gt;\r\n <text:s text:c="3"/>&lt;COMPANY&gt;Grammy&lt;/COMPANY&gt;\r\n <text:s text:c="3"/>&lt;PRICE&gt;10.20&lt;/PRICE&gt;\r\n <text:s text:c="3"/>&lt;YEAR&gt;1999&lt;/YEAR&gt;\r\n <text:s/>&lt;/CD&gt;\r\n <text:s/>&lt;CD&gt;\r\n <text:s text:c="3"/>&lt;TITLE&gt;For the good times&lt;/TITLE&gt;\r\n <text:s text:c="3"/>&lt;ARTIST&gt;Kenny Rogers&lt;/ARTIST&gt;\r\n <text:s text:c="3"/>&lt;COUNTRY&gt;UK&lt;/COUNTRY&gt;\r\n <text:s text:c="3"/>&lt;COMPANY&gt;Mucik Master&lt;/COMPANY&gt;\r\n <text:s text:c="3"/>&lt;PRICE&gt;8.70&lt;/PRICE&gt;\r\n <text:s text:c="3"/>&lt;YEAR&gt;1995&lt;/YEAR&gt;\r\n <text:s/>&lt;/CD&gt;\r\n <text:s/>&lt;CD&gt;\r\n <text:s text:c="3"/>&lt;TITLE&gt;Big Willie style&lt;/TITLE&gt;\r\n <text:s text:c="3"/>&lt;ARTIST&gt;Will Smith&lt;/ARTIST&gt;\r\n <text:s text:c="3"/>&lt;COUNTRY&gt;USA&lt;/COUNTRY&gt;\r\n <text:s text:c="3"/>&lt;COMPANY&gt;Columbia&lt;/COMPANY&gt;\r\n <text:s text:c="3"/>&lt;PRICE&gt;9.90&lt;/PRICE&gt;\r\n <text:s text:c="3"/>&lt;YEAR&gt;1997&lt;/YEAR&gt;\r\n <text:s/>&lt;/CD&gt;\r\n <text:s/>&lt;CD&gt;\r\n <text:s text:c="3"/>&lt;TITLE&gt;Tupelo Honey&lt;/TITLE&gt;\r\n <text:s text:c="3"/>&lt;ARTIST&gt;Van Morrison&lt;/ARTIST&gt;\r\n <text:s text:c="3"/>&lt;COUNTRY&gt;UK&lt;/COUNTRY&gt;\r\n <text:s text:c="3"/>&lt;COMPANY&gt;Polydor&lt;/COMPANY&gt;\r\n <text:s text:c="3"/>&lt;PRICE&gt;8.20&lt;/PRICE&gt;\r\n <text:s text:c="3"/>&lt;YEAR&gt;1971&lt;/YEAR&gt;\r\n <text:s/>&lt;/CD&gt;\r\n <text:s/>&lt;CD&gt;\r\n <text:s text:c="3"/>&lt;TITLE&gt;Soulsville&lt;/TITLE&gt;\r\n <text:s text:c="3"/>&lt;ARTIST&gt;Jorn Hoel&lt;/ARTIST&gt;\r\n <text:s text:c="3"/>&lt;COUNTRY&gt;Norway&lt;/COUNTRY&gt;\r\n <text:s text:c="3"/>&lt;COMPANY&gt;WEA&lt;/COMPANY&gt;\r\n <text:s text:c="3"/>&lt;PRICE&gt;7.90&lt;/PRICE&gt;\r\n <text:s text:c="3"/>&lt;YEAR&gt;1996&lt;/YEAR&gt;\r\n <text:s/>&lt;/CD&gt;\r\n <text:s/>&lt;CD&gt;\r\n <text:s text:c="3"/>&lt;TITLE&gt;The very best of&lt;/TITLE&gt;\r\n <text:s text:c="3"/>&lt;ARTIST&gt;Cat Stevens&lt;/ARTIST&gt;\r\n <text:s text:c="3"/>&lt;COUNTRY&gt;UK&lt;/COUNTRY&gt;\r\n <text:s text:c="3"/>&lt;COMPANY&gt;Island&lt;/COMPANY&gt;\r\n <text:s text:c="3"/>&lt;PRICE&gt;8.90&lt;/PRICE&gt;\r\n <text:s text:c="3"/>&lt;YEAR&gt;1990&lt;/YEAR&gt;\r\n <text:s/>&lt;/CD&gt;\r\n <text:s/>&lt;CD&gt;\r\n <text:s text:c="3"/>&lt;TITLE&gt;Stop&lt;/TITLE&gt;\r\n <text:s text:c="3"/>&lt;ARTIST&gt;Sam Brown&lt;/ARTIST&gt;\r\n <text:s text:c="3"/>&lt;COUNTRY&gt;UK&lt;/COUNTRY&gt;\r\n <text:s text:c="3"/>&lt;COMPANY&gt;A and M&lt;/COMPANY&gt;\r\n <text:s text:c="3"/>&lt;PRICE&gt;8.90&lt;/PRICE&gt;\r\n <text:s text:c="3"/>&lt;YEAR&gt;1988&lt;/YEAR&gt;\r\n <text:s/>&lt;/CD&gt;\r\n <text:s/>&lt;CD&gt;\r\n <text:s text:c="3"/>&lt;TITLE&gt;Bridge of Spies&lt;/TITLE&gt;\r\n <text:s text:c="3"/>&lt;ARTIST&gt;T\'Pau&lt;/ARTIST&gt;\r\n <text:s text:c="3"/>&lt;COUNTRY&gt;UK&lt;/COUNTRY&gt;\r\n <text:s text:c="3"/>&lt;COMPANY&gt;Siren&lt;/COMPANY&gt;\r\n <text:s text:c="3"/>&lt;PRICE&gt;7.90&lt;/PRICE&gt;\r\n <text:s text:c="3"/>&lt;YEAR&gt;1987&lt;/YEAR&gt;\r\n <text:s/>&lt;/CD&gt;\r\n <text:s/>&lt;CD&gt;\r\n <text:s text:c="3"/>&lt;TITLE&gt;Private Dancer&lt;/TITLE&gt;\r\n <text:s text:c="3"/>&lt;ARTIST&gt;Tina Turner&lt;/ARTIST&gt;\r\n <text:s text:c="3"/>&lt;COUNTRY&gt;UK&lt;/COUNTRY&gt;\r\n <text:s text:c="3"/>&lt;COMPANY&gt;Capitol&lt;/COMPANY&gt;\r\n <text:s text:c="3"/>&lt;PRICE&gt;8.90&lt;/PRICE&gt;\r\n <text:s text:c="3"/>&lt;YEAR&gt;1983&lt;/YEAR&gt;\r\n <text:s/>&lt;/CD&gt;\r\n <text:s/>&lt;CD&gt;\r\n <text:s text:c="3"/>&lt;TITLE&gt;Midt om natten&lt;/TITLE&gt;\r\n <text:s text:c="3"/>&lt;ARTIST&gt;Kim Larsen&lt;/ARTIST&gt;\r\n <text:s text:c="3"/>&lt;COUNTRY&gt;EU&lt;/COUNTRY&gt;\r\n <text:s text:c="3"/>&lt;COMPANY&gt;Medley&lt;/COMPANY&gt;\r\n <text:s text:c="3"/>&lt;PRICE&gt;7.80&lt;/PRICE&gt;\r\n <text:s text:c="3"/>&lt;YEAR&gt;1983&lt;/YEAR&gt;\r\n <text:s/>&lt;/CD&gt;\r\n <text:s/>&lt;CD&gt;\r\n <text:s text:c="3"/>&lt;TITLE&gt;Pavarotti Gala Concert&lt;/TITLE&gt;\r\n <text:s text:c="3"/>&lt;ARTIST&gt;Luciano Pavarotti&lt;/ARTIST&gt;\r\n <text:s text:c="3"/>&lt;COUNTRY&gt;UK&lt;/COUNTRY&gt;\r\n <text:s text:c="3"/>&lt;COMPANY&gt;DECCA&lt;/COMPANY&gt;\r\n <text:s text:c="3"/>&lt;PRICE&gt;9.90&lt;/PRICE&gt;\r\n <text:s text:c="3"/>&lt;YEAR&gt;1991&lt;/YEAR&gt;\r\n <text:s/>&lt;/CD&gt;\r\n <text:s/>&lt;CD&gt;\r\n <text:s text:c="3"/>&lt;TITLE&gt;The dock of the bay&lt;/TITLE&gt;\r\n <text:s text:c="3"/>&lt;ARTIST&gt;Otis Redding&lt;/ARTIST&gt;\r\n <text:s text:c="3"/>&lt;COUNTRY&gt;USA&lt;/COUNTRY&gt;\r\n <text:s text:c="3"/>&lt;COMPANY&gt;Stax Records&lt;/COMPANY&gt;\r\n <text:s text:c="3"/><text:soft-page-break/>&lt;PRICE&gt;7.90&lt;/PRICE&gt;\r\n <text:s text:c="3"/>&lt;YEAR&gt;1968&lt;/YEAR&gt;\r\n <text:s/>&lt;/CD&gt;\r\n <text:s/>&lt;CD&gt;\r\n <text:s text:c="3"/>&lt;TITLE&gt;Picture book&lt;/TITLE&gt;\r\n <text:s text:c="3"/>&lt;ARTIST&gt;Simply Red&lt;/ARTIST&gt;\r\n <text:s text:c="3"/>&lt;COUNTRY&gt;EU&lt;/COUNTRY&gt;\r\n <text:s text:c="3"/>&lt;COMPANY&gt;Elektra&lt;/COMPANY&gt;\r\n <text:s text:c="3"/>&lt;PRICE&gt;7.20&lt;/PRICE&gt;\r\n <text:s text:c="3"/>&lt;YEAR&gt;1985&lt;/YEAR&gt;\r\n <text:s/>&lt;/CD&gt;\r\n <text:s/>&lt;CD&gt;\r\n <text:s text:c="3"/>&lt;TITLE&gt;Red&lt;/TITLE&gt;\r\n <text:s text:c="3"/>&lt;ARTIST&gt;The Communards&lt;/ARTIST&gt;\r\n <text:s text:c="3"/>&lt;COUNTRY&gt;UK&lt;/COUNTRY&gt;\r\n <text:s text:c="3"/>&lt;COMPANY&gt;London&lt;/COMPANY&gt;\r\n <text:s text:c="3"/>&lt;PRICE&gt;7.80&lt;/PRICE&gt;\r\n <text:s text:c="3"/>&lt;YEAR&gt;1987&lt;/YEAR&gt;\r\n <text:s/>&lt;/CD&gt;\r\n <text:s/>&lt;CD&gt;\r\n <text:s text:c="3"/>&lt;TITLE&gt;Unchain my heart&lt;/TITLE&gt;\r\n <text:s text:c="3"/>&lt;ARTIST&gt;Joe Cocker&lt;/ARTIST&gt;\r\n <text:s text:c="3"/>&lt;COUNTRY&gt;USA&lt;/COUNTRY&gt;\r\n <text:s text:c="3"/>&lt;COMPANY&gt;EMI&lt;/COMPANY&gt;\r\n <text:s text:c="3"/>&lt;PRICE&gt;8.20&lt;/PRICE&gt;\r\n <text:s text:c="3"/>&lt;YEAR&gt;1987&lt;/YEAR&gt;\r\n <text:s/>&lt;/CD&gt;\r\n&lt;/CATALOG&gt;\r\n'</text:p>
      <text:p text:style-name="P1">&gt;&gt;&gt; d.read()</text:p>
      <text:p text:style-name="P1">b''</text:p>
      <text:p text:style-name="P1">&gt;&gt;&gt; d = urlopen("https://www.w3schools.com/js/cd_catalog.xml")</text:p>
      <text:p text:style-name="P1">&gt;&gt;&gt; data = d.read()</text:p>
      <text:p text:style-name="P1">&gt;&gt;&gt; type(data)</text:p>
      <text:p text:style-name="P1">&lt;class 'bytes'&gt;</text:p>
      <text:p text:style-name="P1">&gt;&gt;&gt; from xml.etree.ElementTree import XML</text:p>
      <text:p text:style-name="P1">&gt;&gt;&gt; dx = XML(data)</text:p>
      <text:p text:style-name="P1">&gt;&gt;&gt; dx</text:p>
      <text:p text:style-name="P1">&lt;Element 'CATALOG' at 0x7f94d86e6728&gt;</text:p>
      <text:p text:style-name="P1">&gt;&gt;&gt; dir(dx)</text:p>
      <text:p text:style-name="P1">['__class__', '__copy__', '__deepcopy__', '__delattr__', '__delitem__', '__dir__', '__doc__', '__eq__', '__format__', '__ge__', '__getattribute__', '__getitem__', '__getstate__', '__gt__', '__hash__', '__init__', '__le__', '__len__', '__lt__', '__ne__', '__new__', '__reduce__', '__reduce_ex__', '__repr__', '__setattr__', '__setitem__', '__setstate__', '__sizeof__', '__str__', '__subclasshook__', 'append', 'clear', 'extend', 'find', 'findall', 'findtext', 'get', 'getchildren', 'getiterator', 'insert', 'items', 'iter', 'iterfind', 'itertext', 'keys', 'makeelement', 'remove', 'set']</text:p>
      <text:p text:style-name="P1">&gt;&gt;&gt; dx.find("./CD")</text:p>
      <text:p text:style-name="P1">&lt;Element 'CD' at 0x7f94d55aef98&gt;</text:p>
      <text:p text:style-name="P1">&gt;&gt;&gt; dx.findall("./CD")</text:p>
      <text:p text:style-name="P1">[&lt;Element 'CD' at 0x7f94d55aef98&gt;, &lt;Element 'CD' at 0x7f94d55c1728&gt;, &lt;Element 'CD' at 0x7f94d55c1958&gt;, &lt;Element 'CD' at 0x7f94d55c1b88&gt;, &lt;Element 'CD' at 0x7f94d55c1db8&gt;, &lt;Element 'CD' at 0x7f94d4d0f048&gt;, &lt;Element 'CD' at 0x7f94d4d0f278&gt;, &lt;Element 'CD' at 0x7f94d4d0f4a8&gt;, &lt;Element 'CD' at 0x7f94d4d0f6d8&gt;, &lt;Element 'CD' at 0x7f94d4d0f908&gt;, &lt;Element 'CD' at 0x7f94d4d0fb88&gt;, &lt;Element 'CD' at 0x7f94d4d0fdb8&gt;, &lt;Element 'CD' at 0x7f94d4d12048&gt;, &lt;Element 'CD' at 0x7f94d4d12278&gt;, &lt;Element 'CD' at 0x7f94d4d124a8&gt;, &lt;Element 'CD' at 0x7f94d4d126d8&gt;, &lt;Element 'CD' at 0x7f94d4d12908&gt;, &lt;Element 'CD' at 0x7f94d4d12b38&gt;, &lt;Element 'CD' at 0x7f94d4d12d68&gt;, &lt;Element 'CD' at 0x7f94d4d12f98&gt;, &lt;Element 'CD' at 0x7f94d4d16228&gt;, &lt;Element 'CD' at 0x7f94d4d16458&gt;, &lt;Element 'CD' at 0x7f94d4d16688&gt;, &lt;Element 'CD' at 0x7f94d4d168b8&gt;, &lt;Element 'CD' at 0x7f94d4d16ae8&gt;, &lt;Element 'CD' at 0x7f94d4d16d18&gt;]</text:p>
      <text:p text:style-name="P1">&gt;&gt;&gt; dx.findall("./CD")</text:p>
      <text:p text:style-name="P1">[&lt;Element 'CD' at 0x7f94d55aef98&gt;, &lt;Element 'CD' at 0x7f94d55c1728&gt;, &lt;Element 'CD' at 0x7f94d55c1958&gt;, &lt;Element 'CD' at 0x7f94d55c1b88&gt;, &lt;Element 'CD' at 0x7f94d55c1db8&gt;, &lt;Element 'CD' at 0x7f94d4d0f048&gt;, &lt;Element 'CD' at 0x7f94d4d0f278&gt;, &lt;Element 'CD' at 0x7f94d4d0f4a8&gt;, &lt;Element 'CD' at 0x7f94d4d0f6d8&gt;, &lt;Element 'CD' at 0x7f94d4d0f908&gt;, &lt;Element 'CD' at 0x7f94d4d0fb88&gt;, &lt;Element 'CD' at 0x7f94d4d0fdb8&gt;, &lt;Element 'CD' at 0x7f94d4d12048&gt;, &lt;Element 'CD' at 0x7f94d4d12278&gt;, &lt;Element 'CD' at 0x7f94d4d124a8&gt;, &lt;Element 'CD' at 0x7f94d4d126d8&gt;, &lt;Element 'CD' at 0x7f94d4d12908&gt;, &lt;Element 'CD' at 0x7f94d4d12b38&gt;, &lt;Element 'CD' at 0x7f94d4d12d68&gt;, &lt;Element 'CD' at 0x7f94d4d12f98&gt;, &lt;Element 'CD' at 0x7f94d4d16228&gt;, &lt;Element 'CD' at 0x7f94d4d16458&gt;, &lt;Element 'CD' at <text:soft-page-break/>0x7f94d4d16688&gt;, &lt;Element 'CD' at 0x7f94d4d168b8&gt;, &lt;Element 'CD' at 0x7f94d4d16ae8&gt;, &lt;Element 'CD' at 0x7f94d4d16d18&gt;]</text:p>
      <text:p text:style-name="P1">&gt;&gt;&gt; for cd in dx.findall("./CD"):</text:p>
      <text:p text:style-name="P1">... <text:s text:c="4"/>print cd.find("./COUNTRY")</text:p>
      <text:p text:style-name="P1"><text:s text:c="2"/>File "&lt;stdin&gt;", line 2</text:p>
      <text:p text:style-name="P1"><text:s text:c="4"/>print cd.find("./COUNTRY")</text:p>
      <text:p text:style-name="P1"><text:s text:c="11"/>^</text:p>
      <text:p text:style-name="P1">SyntaxError: invalid syntax</text:p>
      <text:p text:style-name="P1">&gt;&gt;&gt; for cd in dx.findall("./CD"):</text:p>
      <text:p text:style-name="P1">... <text:s text:c="4"/>print(cd.find("./COUNTRY"))</text:p>
      <text:p text:style-name="P1">... </text:p>
      <text:p text:style-name="P1">&lt;Element 'COUNTRY' at 0x7f94d55c15e8&gt;</text:p>
      <text:p text:style-name="P1">&lt;Element 'COUNTRY' at 0x7f94d55c1818&gt;</text:p>
      <text:p text:style-name="P1">&lt;Element 'COUNTRY' at 0x7f94d55c1a48&gt;</text:p>
      <text:p text:style-name="P1">&lt;Element 'COUNTRY' at 0x7f94d55c1c78&gt;</text:p>
      <text:p text:style-name="P1">&lt;Element 'COUNTRY' at 0x7f94d55c1ea8&gt;</text:p>
      <text:p text:style-name="P1">&lt;Element 'COUNTRY' at 0x7f94d4d0f138&gt;</text:p>
      <text:p text:style-name="P1">&lt;Element 'COUNTRY' at 0x7f94d4d0f368&gt;</text:p>
      <text:p text:style-name="P1">&lt;Element 'COUNTRY' at 0x7f94d4d0f598&gt;</text:p>
      <text:p text:style-name="P1">&lt;Element 'COUNTRY' at 0x7f94d4d0f7c8&gt;</text:p>
      <text:p text:style-name="P1">&lt;Element 'COUNTRY' at 0x7f94d4d0fa48&gt;</text:p>
      <text:p text:style-name="P1">&lt;Element 'COUNTRY' at 0x7f94d4d0fc78&gt;</text:p>
      <text:p text:style-name="P1">&lt;Element 'COUNTRY' at 0x7f94d4d0fea8&gt;</text:p>
      <text:p text:style-name="P1">&lt;Element 'COUNTRY' at 0x7f94d4d12138&gt;</text:p>
      <text:p text:style-name="P1">&lt;Element 'COUNTRY' at 0x7f94d4d12368&gt;</text:p>
      <text:p text:style-name="P1">&lt;Element 'COUNTRY' at 0x7f94d4d12598&gt;</text:p>
      <text:p text:style-name="P1">&lt;Element 'COUNTRY' at 0x7f94d4d127c8&gt;</text:p>
      <text:p text:style-name="P1">&lt;Element 'COUNTRY' at 0x7f94d4d129f8&gt;</text:p>
      <text:p text:style-name="P1">&lt;Element 'COUNTRY' at 0x7f94d4d12c28&gt;</text:p>
      <text:p text:style-name="P1">&lt;Element 'COUNTRY' at 0x7f94d4d12e58&gt;</text:p>
      <text:p text:style-name="P1">&lt;Element 'COUNTRY' at 0x7f94d4d160e8&gt;</text:p>
      <text:p text:style-name="P1">&lt;Element 'COUNTRY' at 0x7f94d4d16318&gt;</text:p>
      <text:p text:style-name="P1">&lt;Element 'COUNTRY' at 0x7f94d4d16548&gt;</text:p>
      <text:p text:style-name="P1">&lt;Element 'COUNTRY' at 0x7f94d4d16778&gt;</text:p>
      <text:p text:style-name="P1">&lt;Element 'COUNTRY' at 0x7f94d4d169a8&gt;</text:p>
      <text:p text:style-name="P1">&lt;Element 'COUNTRY' at 0x7f94d4d16bd8&gt;</text:p>
      <text:p text:style-name="P1">&lt;Element 'COUNTRY' at 0x7f94d55ae548&gt;</text:p>
      <text:p text:style-name="P1">&gt;&gt;&gt; for cd in dx.findall("./CD"):</text:p>
      <text:p text:style-name="P1">... <text:s text:c="4"/>print(cd.find("./COUNTRY").text)</text:p>
      <text:p text:style-name="P1">... </text:p>
      <text:p text:style-name="P1">USA</text:p>
      <text:p text:style-name="P1">UK</text:p>
      <text:p text:style-name="P1">USA</text:p>
      <text:p text:style-name="P1">UK</text:p>
      <text:p text:style-name="P1">EU</text:p>
      <text:p text:style-name="P1">UK</text:p>
      <text:p text:style-name="P1">UK</text:p>
      <text:p text:style-name="P1">UK</text:p>
      <text:p text:style-name="P1">EU</text:p>
      <text:p text:style-name="P1">USA</text:p>
      <text:p text:style-name="P1">EU</text:p>
      <text:p text:style-name="P1">USA</text:p>
      <text:p text:style-name="P1"><text:soft-page-break/>UK</text:p>
      <text:p text:style-name="P1">USA</text:p>
      <text:p text:style-name="P1">UK</text:p>
      <text:p text:style-name="P1">Norway</text:p>
      <text:p text:style-name="P1">UK</text:p>
      <text:p text:style-name="P1">UK</text:p>
      <text:p text:style-name="P1">UK</text:p>
      <text:p text:style-name="P1">UK</text:p>
      <text:p text:style-name="P1">EU</text:p>
      <text:p text:style-name="P1">UK</text:p>
      <text:p text:style-name="P1">USA</text:p>
      <text:p text:style-name="P1">EU</text:p>
      <text:p text:style-name="P1">UK</text:p>
      <text:p text:style-name="P1">USA</text:p>
      <text:p text:style-name="P1">&gt;&gt;&gt; s = set()</text:p>
      <text:p text:style-name="P1">&gt;&gt;&gt; s</text:p>
      <text:p text:style-name="P1">set()</text:p>
      <text:p text:style-name="P1">&gt;&gt;&gt; for cd in dx.findall("./CD"):</text:p>
      <text:p text:style-name="P1">... <text:s text:c="4"/>s.add(cd.find("./COUNTRY").text)</text:p>
      <text:p text:style-name="P1">... </text:p>
      <text:p text:style-name="P1">&gt;&gt;&gt; s</text:p>
      <text:p text:style-name="P1">{'USA', 'UK', 'Norway', 'EU'}</text:p>
      <text:p text:style-name="P1">&gt;&gt;&gt; v = {19, 34, 123, 342}</text:p>
      <text:p text:style-name="P1">&gt;&gt;&gt; v.add(100)</text:p>
      <text:p text:style-name="P1">&gt;&gt;&gt; v</text:p>
      <text:p text:style-name="P1">{19, 34, 123, 100, 342}</text:p>
      <text:p text:style-name="P1">&gt;&gt;&gt; v.add(100)</text:p>
      <text:p text:style-name="P1">&gt;&gt;&gt; v.add(100)</text:p>
      <text:p text:style-name="P1">&gt;&gt;&gt; v.add(100)</text:p>
      <text:p text:style-name="P1">&gt;&gt;&gt; v.add(100)</text:p>
      <text:p text:style-name="P1">&gt;&gt;&gt; v</text:p>
      <text:p text:style-name="P1">{19, 34, 123, 100, 342}</text:p>
      <text:p text:style-name="P1">&gt;&gt;&gt; for cd in dx.findall("./CD"):</text:p>
      <text:p text:style-name="P1">... <text:s text:c="4"/>if cd.find("./COUNTRY").text == "USA":</text:p>
      <text:p text:style-name="P1">... <text:s text:c="12"/>print(cd.find("./TITLE").text)</text:p>
      <text:p text:style-name="P1">... </text:p>
      <text:p text:style-name="P1">Empire Burlesque</text:p>
      <text:p text:style-name="P1">Greatest Hits</text:p>
      <text:p text:style-name="P1">When a man loves a woman</text:p>
      <text:p text:style-name="P1">1999 Grammy Nominees</text:p>
      <text:p text:style-name="P1">Big Willie style</text:p>
      <text:p text:style-name="P1">The dock of the bay</text:p>
      <text:p text:style-name="P1">Unchain my heart</text:p>
      <text:p text:style-name="P1">&gt;&gt;&gt; quit()</text:p>
      <text:p text:style-name="P1">sessitra@VTA010L:~$ vi usa_cds.py</text:p>
      <text:p text:style-name="P1">sessitra@VTA010L:~$ vi usa_cds.py</text:p>
      <text:p text:style-name="P1">sessitra@VTA010L:~$ vi usa_cds.py</text:p>
      <text:p text:style-name="P1">sessitra@VTA010L:~$ python</text:p>
      <text:p text:style-name="P1">Python 2.7.12 (default, Dec <text:s/>4 2017, 14:50:18) </text:p>
      <text:p text:style-name="P1">[GCC 5.4.0 20160609] on linux2</text:p>
      <text:p text:style-name="P1">Type "help", "copyright", "credits" or "license" for more information.</text:p>
      <text:p text:style-name="P1">&gt;&gt;&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8:22:19.607251711</meta:creation-date>
    <dc:date>2018-05-23T18:22:50.203596773</dc:date>
    <meta:editing-duration>PT34S</meta:editing-duration>
    <meta:editing-cycles>1</meta:editing-cycles>
    <meta:document-statistic meta:table-count="0" meta:image-count="0" meta:object-count="0" meta:page-count="5" meta:paragraph-count="149" meta:word-count="1084" meta:character-count="11881" meta:non-whitespace-character-count="10366"/>
    <meta:generator>LibreOffice/5.1.6.2$Linux_X86_64 LibreOffice_project/10m0$Build-2</meta:generator>
  </office:meta>
</office:document-meta>
</file>